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fill="solid" draw:fill-color="#3deb3d"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fill="solid" draw:fill-color="#00cccc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line-height="200%" fo:text-align="center"/>
    </style:style>
    <style:style style:name="P6" style:family="paragraph">
      <style:paragraph-properties fo:line-height="200%"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905cm" svg:x="14.97cm" svg:y="5.445cm">
          <text:p text:style-name="P1"><text:span text:style-name="T1">Pcap</text:span></text:p>
          <text:p text:style-name="P1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4" draw:id="id4" draw:layer="layout" svg:width="3.175cm" svg:height="1.905cm" svg:x="14.97cm" svg:y="9.255cm">
          <text:p text:style-name="P3"><text:span text:style-name="T1">Packet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8" draw:id="id8" draw:layer="layout" svg:width="3.175cm" svg:height="1.905cm" svg:x="14.97cm" svg:y="13.065cm">
          <text:p text:style-name="P3"><text:span text:style-name="T1">Object</text:span></text:p>
          <text:p text:style-name="P3"><text:span text:style-name="T1"><text:s/></text:span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3.175cm" svg:height="1.905cm" svg:x="14.97cm" svg:y="16.875cm">
          <text:p text:style-name="P3"><text:span text:style-name="T1">Session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" draw:id="id1" draw:layer="layout" svg:width="3.175cm" svg:height="1.905cm" svg:x="4.175cm" svg:y="9.255cm">
          <text:p text:style-name="P5"><text:span text:style-name="T2">Level 1 analyzor</text:span></text:p>
          <text:p text:style-name="P5"><text:span text:style-name="T2">(libpacke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" draw:id="id3" draw:layer="layout" svg:width="3.175cm" svg:height="1.905cm" svg:x="4.175cm" svg:y="5.445cm">
          <text:p text:style-name="P5"><text:span text:style-name="T2">Level 0 analyzor</text:span></text:p>
          <text:p text:style-name="P5"><text:span text:style-name="T2">(libpcap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5" draw:id="id5" draw:layer="layout" svg:width="3.175cm" svg:height="1.905cm" svg:x="4.175cm" svg:y="13.065cm">
          <text:p text:style-name="P5"><text:span text:style-name="T2">Level 2 analyzor</text:span></text:p>
          <text:p text:style-name="P5"><text:span text:style-name="T2">(libtrac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6" draw:id="id6" draw:layer="layout" svg:width="3.175cm" svg:height="1.905cm" svg:x="4.175cm" svg:y="16.875cm">
          <text:p text:style-name="P5"><text:span text:style-name="T2">Level 3 analyzor</text:span></text:p>
          <text:p text:style-name="P5"><text:span text:style-name="T2">(libh2h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5.763cm" svg:y1="9.255cm" svg:x2="16.557cm" svg:y2="7.35cm" draw:start-shape="id1" draw:start-glue-point="4" draw:end-shape="id2" svg:d="m5763 9255v-953h10794v-952">
          <text:p/>
        </draw:connector>
        <draw:connector draw:style-name="gr2" draw:text-style-name="P3" draw:layer="layout" svg:x1="7.35cm" svg:y1="6.398cm" svg:x2="14.97cm" svg:y2="6.397cm" draw:start-shape="id3" draw:start-glue-point="10" draw:end-shape="id2" svg:d="m7350 6398h3810v-1h3810">
          <text:p/>
        </draw:connector>
        <draw:connector draw:style-name="gr2" draw:text-style-name="P3" draw:layer="layout" svg:x1="7.35cm" svg:y1="10.208cm" svg:x2="14.97cm" svg:y2="10.207cm" draw:start-shape="id1" draw:start-glue-point="10" draw:end-shape="id4" svg:d="m7350 10208h3810v-1h3810">
          <text:p/>
        </draw:connector>
        <draw:connector draw:style-name="gr2" draw:text-style-name="P3" draw:layer="layout" svg:x1="5.763cm" svg:y1="13.065cm" svg:x2="16.557cm" svg:y2="11.16cm" draw:start-shape="id5" draw:start-glue-point="4" draw:end-shape="id4" svg:d="m5763 13065v-953h10794v-952">
          <text:p/>
        </draw:connector>
        <draw:connector draw:style-name="gr2" draw:text-style-name="P3" draw:layer="layout" svg:x1="7.35cm" svg:y1="17.828cm" svg:x2="14.97cm" svg:y2="17.827cm" draw:start-shape="id6" draw:start-glue-point="10" draw:end-shape="id7" svg:d="m7350 17828h3810v-1h3810">
          <text:p/>
        </draw:connector>
        <draw:connector draw:style-name="gr2" draw:text-style-name="P3" draw:layer="layout" svg:x1="5.763cm" svg:y1="16.875cm" svg:x2="16.557cm" svg:y2="14.97cm" draw:start-shape="id6" draw:start-glue-point="4" draw:end-shape="id8" draw:end-glue-point="2" svg:d="m5763 16875v-953h10794v-952">
          <text:p/>
        </draw:connector>
        <draw:connector draw:style-name="gr2" draw:text-style-name="P3" draw:layer="layout" svg:x1="7.35cm" svg:y1="14.018cm" svg:x2="14.97cm" svg:y2="14.017cm" draw:start-shape="id5" draw:start-glue-point="10" draw:end-shape="id8" draw:end-glue-point="3" svg:d="m7350 14018h3810v-1h3810">
          <text:p/>
        </draw:connector>
        <draw:custom-shape draw:style-name="gr1" draw:text-style-name="P6" xml:id="id9" draw:id="id9" draw:layer="layout" svg:width="3.175cm" svg:height="1.905cm" svg:x="4.175cm" svg:y="20.685cm">
          <text:p text:style-name="P5"><text:span text:style-name="T2">Level 4 analyz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5.763cm" svg:y1="20.685cm" svg:x2="16.557cm" svg:y2="18.78cm" draw:start-shape="id9" draw:start-glue-point="4" draw:end-shape="id7" draw:end-glue-point="2" svg:d="m5763 20685v-953h10794v-952">
          <text:p/>
        </draw:connector>
        <draw:custom-shape draw:style-name="gr1" draw:text-style-name="P3" xml:id="id10" draw:id="id10" draw:layer="layout" svg:width="3.175cm" svg:height="1.905cm" svg:x="14.97cm" svg:y="20.685cm">
          <text:p text:style-name="P3"><text:span text:style-name="T1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7.35cm" svg:y1="21.638cm" svg:x2="14.97cm" svg:y2="21.637cm" draw:start-shape="id9" draw:start-glue-point="10" draw:end-shape="id10" svg:d="m7350 21638h3810v-1h3810">
          <text:p/>
        </draw:connector>
        <draw:custom-shape draw:style-name="gr4" draw:text-style-name="P7" xml:id="id11" draw:id="id11" draw:layer="layout" svg:width="3.175cm" svg:height="0.635cm" svg:x="9.89cm" svg:y="6.715cm">
          <text:p text:style-name="P3"><text:span text:style-name="T3">Pcap databas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763cm" svg:y1="7.35cm" svg:x2="11.477cm" svg:y2="7.35cm" draw:start-shape="id3" draw:start-glue-point="8" draw:end-shape="id11" svg:d="m5763 7350v501h5714v-501">
          <text:p/>
        </draw:connector>
        <draw:frame draw:style-name="gr5" draw:layer="layout" svg:width="0.502cm" svg:height="0.962cm" svg:x="1.5cm" svg:y="20.667cm">
          <draw:text-box>
            <text:p/>
          </draw:text-box>
        </draw:frame>
      </draw:page>
      <draw:page draw:name="page2" draw:style-name="dp1" draw:master-page-name="Default"/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fan </meta:initial-creator>
    <meta:creation-date>2012-12-20T15:56:31</meta:creation-date>
    <dc:date>2012-12-20T19:12:45</dc:date>
    <dc:creator>Erfan </dc:creator>
    <meta:editing-duration>PT3H1M</meta:editing-duration>
    <meta:editing-cycles>44</meta:editing-cycles>
    <meta:generator>LibreOffice/3.3$Unix LibreOffice_project/330m19$Build-202</meta:generator>
    <meta:document-statistic meta:object-count="22"/>
  </office:meta>
</office:document-meta>
</file>